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7512" officeooo:paragraph-rsid="00197512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T1" style:family="text">
      <style:text-properties officeooo:rsid="0019c1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оки реалізації продукту</text:p>
      <text:list text:style-name="L1">
        <text:list-item>
          <text:p text:style-name="P2">Етап 1 (MVP): <text:span text:style-name="T1">Ядро проєкту</text:span>:</text:p>
          <text:list>
            <text:list-item>
              <text:p text:style-name="P2">Реєстрація/авторизація/верифікація користувачів.</text:p>
            </text:list-item>
            <text:list-item>
              <text:p text:style-name="P2">Автоматична генерація конфігураційних файлів OpenVPN (.ovpn) та сертифікатів.</text:p>
            </text:list-item>
            <text:list-item>
              <text:p text:style-name="P2">Клієнт, який може залогінитись, завантажити конфіг і вручну запустити його через встановлений OpenVPN клієнт.</text:p>
            </text:list-item>
          </text:list>
        </text:list-item>
        <text:list-item>
          <text:p text:style-name="P2">На цьому етапі ви вже досягнете головної мети — спрощення розгортання VPN.</text:p>
        </text:list-item>
        <text:list-item>
          <text:p text:style-name="P2">Етап 2: Інтеграція клієнта з процесом OpenVPN (запуск/зупинка з GUI), керування групами та правилами iptables.</text:p>
        </text:list-item>
        <text:list-item>
          <text:p text:style-name="P2">Етап 3: Реалізація відеотрансляції (почніть з P2P через VPN).</text:p>
        </text:list-item>
        <text:list-item>
          <text:p text:style-name="P2">Етап 4: Реалізація віддаленого контролю (дуже складний етап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5:59:07.193577540</meta:creation-date>
    <dc:date>2025-06-25T16:00:37.400291514</dc:date>
    <meta:editing-duration>PT1M29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1" meta:paragraph-count="9" meta:word-count="83" meta:character-count="600" meta:non-whitespace-character-count="533"/>
  </office:meta>
</office:document-meta>
</file>